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nispace" svg:font-family="Unispace" style:font-family-generic="modern" style:font-pitch="fixed"/>
  </office:font-face-decls>
  <office:automatic-styles>
    <style:style style:name="P1" style:family="paragraph" style:parent-style-name="Standard">
      <style:text-properties style:font-name="Liberation Sans" fo:font-size="11pt" style:font-size-asian="11pt" style:font-size-complex="11pt"/>
    </style:style>
    <style:style style:name="P2" style:family="paragraph" style:parent-style-name="Standard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Unispace" fo:font-size="8pt" style:font-size-asian="8pt" style:font-size-complex="8pt"/>
    </style:style>
    <style:style style:name="P4" style:family="paragraph" style:parent-style-name="Standard">
      <style:text-properties style:font-name="DejaVu Serif" fo:font-size="10pt" style:font-size-asian="10pt" style:font-size-complex="10pt"/>
    </style:style>
    <style:style style:name="P5" style:family="paragraph" style:parent-style-name="Subtitle">
      <style:text-properties officeooo:paragraph-rsid="000b52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52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IBONACCI ALGORITHMS COMPARISON: </text:p>
      <text:p text:style-name="P5">C++ O(1) vs Python Binet O(1) vs Iterative O(n)</text:p>
      <text:p text:style-name="P1"/>
      <text:h text:style-name="Heading_20_2" text:outline-level="2">Comparing three approaches:</text:h>
      <text:p text:style-name="P1"><text:s text:c="2"/>1. C++ (fastfib) - FASTEST! O(1) constant time, optimized C++ with double precision</text:p>
      <text:p text:style-name="P1"><text:s text:c="2"/>2. Python Binet - O(1) constant time, uses mpmath for arbitrary precision (slower but no overflow)</text:p>
      <text:p text:style-name="P1"><text:s text:c="2"/>3. Python Iterative - O(n) linear time, must loop n times</text:p>
      <text:p text:style-name="P1"/>
      <text:p text:style-name="P1">The 'Ratio' column shows how each algorithm scales as n increases (compared to first test)</text:p>
      <text:p text:style-name="P1"/>
      <text:p text:style-name="P3">--------------------------------------------------------------------------------------------------</text:p>
      <text:p text:style-name="P3">Category <text:s text:c="13"/>n | <text:s text:c="4"/>C++ μs <text:s text:c="2"/>Ratio | <text:s text:c="3"/>Binet μs <text:s text:c="2"/>Ratio | <text:s text:c="5"/>Iter μs <text:s text:c="2"/>Ratio | <text:s/>C++ vs Py <text:s/>C++ vs It</text:p>
      <text:p text:style-name="P3">--------------------------------------------------------------------------------------------------</text:p>
      <text:p text:style-name="P3">Tiny <text:s text:c="16"/>10 | <text:s text:c="3"/>0.2517 <text:s text:c="2"/>1.00x | <text:s text:c="3"/>23.7006 <text:s text:c="2"/>1.00x | <text:s text:c="5"/>0.2839 <text:s text:c="3"/>1.0x | <text:s text:c="5"/>94.2x <text:s text:c="8"/>1x</text:p>
      <text:p text:style-name="P3">Small <text:s text:c="15"/>50 | <text:s text:c="3"/>0.2309 <text:s text:c="2"/>0.92x | <text:s text:c="3"/>16.8978 <text:s text:c="2"/>0.71x | <text:s text:c="5"/>1.2654 <text:s text:c="3"/>4.5x | <text:s text:c="5"/>73.2x <text:s text:c="8"/>5x</text:p>
      <text:p text:style-name="P3">Medium <text:s text:c="13"/>100 | <text:s text:c="3"/>0.2258 <text:s text:c="2"/>0.90x | <text:s text:c="3"/>17.9070 <text:s text:c="2"/>0.76x | <text:s text:c="5"/>2.5322 <text:s text:c="3"/>8.9x | <text:s text:c="5"/>79.3x <text:s text:c="7"/>11x</text:p>
      <text:p text:style-name="P3">Large <text:s text:c="14"/>500 | <text:s text:c="3"/>0.2340 <text:s text:c="2"/>0.93x | <text:s text:c="3"/>29.9829 <text:s text:c="2"/>1.27x | <text:s text:c="4"/>17.6919 <text:s text:c="2"/>62.3x | <text:s text:c="4"/>128.1x <text:s text:c="7"/>76x</text:p>
      <text:p text:style-name="P3">Very Large <text:s text:c="7"/>1,000 | <text:s text:c="3"/>0.2293 <text:s text:c="2"/>0.91x | <text:s text:c="3"/>40.7707 <text:s text:c="2"/>1.72x | <text:s text:c="4"/>40.0500 <text:s/>141.1x | <text:s text:c="4"/>177.8x <text:s text:c="6"/>175x</text:p>
      <text:p text:style-name="P3">Huge <text:s text:c="13"/>5,000 | <text:s text:c="3"/>0.2287 <text:s text:c="2"/>0.91x | <text:s text:c="2"/>216.5574 <text:s text:c="2"/>9.14x | <text:s text:c="3"/>365.9191 1288.7x | <text:s text:c="4"/>947.1x <text:s text:c="5"/>1600x</text:p>
      <text:p text:style-name="P3">Massive <text:s text:c="9"/>10,000 | <text:s text:c="3"/>0.2389 <text:s text:c="2"/>0.95x | <text:s text:c="2"/>651.6884 <text:s/>27.50x | <text:s text:c="2"/>1199.7284 4225.4x | <text:s text:c="3"/>2727.6x <text:s text:c="5"/>5021x</text:p>
      <text:p text:style-name="P3">Extreme <text:s text:c="9"/>50,000 | <text:s text:c="3"/>0.2317 <text:s text:c="2"/>0.92x | <text:s/>8208.6155 346.35x | <text:s/>22573.6943 79503.3x | <text:s text:c="2"/>35424.5x <text:s text:c="4"/>97417x</text:p>
      <text:p text:style-name="P3">Ultra <text:s text:c="10"/>100,000 | <text:s text:c="3"/>0.2296 <text:s text:c="2"/>0.91x | 24752.9983 1044.41x | <text:s/>82361.0208 290071.0x | <text:s/>107789.7x <text:s text:c="3"/>358650x</text:p>
      <text:p text:style-name="P3">--------------------------------------------------------------------------------------------------</text:p>
      <text:p text:style-name="P1"/>
      <text:h text:style-name="Heading_20_1" text:outline-level="1">ANALYSIS:</text:h>
      <text:p text:style-name="P4">C++ FASTFIB (O(1)) BEHAVIOR:</text:p>
      <text:p text:style-name="P4"><text:s text:c="2"/>When n increased from 10 to 100,000 (10,000x increase)</text:p>
      <text:p text:style-name="P4"><text:s text:c="2"/>Time increased from 0.2517μs to 0.2296μs (0.9x increase)</text:p>
      <text:p text:style-name="P4"><text:s text:c="2"/>✓ TRUE O(1) - nearly constant time! Uses fixed double precision.</text:p>
      <text:p text:style-name="P4"/>
      <text:p text:style-name="P4">ITERATIVE (O(n)) BEHAVIOR:</text:p>
      <text:p text:style-name="P4"><text:s text:c="2"/>When n increased from 10 to 100,000 (10,000x increase)</text:p>
      <text:p text:style-name="P4"><text:s text:c="2"/>Time increased from 0.2839μs to 82361.0208μs (290071.0x increase)</text:p>
      <text:p text:style-name="P4"><text:s text:c="2"/>✓ This is LINEAR scaling - time grows proportionally with n</text:p>
      <text:p text:style-name="P4"/>
      <text:p text:style-name="P4">PYTHON BINET (O(1)*) BEHAVIOR:</text:p>
      <text:p text:style-name="P4"><text:s text:c="2"/>When n increased from 10 to 100,000 (10,000x increase)</text:p>
      <text:p text:style-name="P4"><text:s text:c="2"/>Time increased from 23.7006μs to 24752.9983μs (1044.4x increase)</text:p>
      <text:p text:style-name="P4"><text:s text:c="2"/>✓ Significantly better scaling than iterative O(n)</text:p>
      <text:p text:style-name="P1"/>
      <text:p text:style-name="P1"/>
      <text:p text:style-name="P1"/>
      <text:h text:style-name="Heading_20_1" text:outline-level="1"><text:soft-page-break/>CONCLUSION:</text:h>
      <text:p text:style-name="P2"><text:s text:c="2"/>At n=5,000:</text:p>
      <text:p text:style-name="P1"><text:s text:c="4"/>- C++ is 947.1x FASTER than Python Binet</text:p>
      <text:p text:style-name="P1"><text:s text:c="4"/>- C++ is 1600x FASTER than Iterative</text:p>
      <text:p text:style-name="P1"><text:s text:c="4"/>- Python Binet is 1.7x FASTER than Iterative</text:p>
      <text:p text:style-name="P1"/>
      <text:p text:style-name="P1"><text:s/><text:span text:style-name="T1"><text:s/>🏆 OVERALL WINNER: C++ fastfib (O(1)) - BLAZINGLY FAST!</text:span></text:p>
      <text:p text:style-name="P1"/>
      <text:p text:style-name="P1"><text:s text:c="2"/>Ranking by speed (fastest to slowest):</text:p>
      <text:p text:style-name="P1"><text:s text:c="4"/>1. C++ fastfib <text:s text:c="4"/>- TRUE O(1), optimized compiled code, fixed precision</text:p>
      <text:p text:style-name="P1"><text:s text:c="4"/>2. Python Binet <text:s text:c="3"/>- O(log n), arbitrary precision (no overflow)</text:p>
      <text:p text:style-name="P1"><text:s text:c="4"/>3. Iterative <text:s text:c="6"/>- O(n), simple but slow for large n</text:p>
      <text:p text:style-name="P1"/>
      <text:p text:style-name="P1"><text:s text:c="2"/>Trade-offs:</text:p>
      <text:p text:style-name="P1"><text:s text:c="4"/>C++: Fastest, but limited to ~10^308 (double precision)</text:p>
      <text:p text:style-name="P1"><text:s text:c="4"/>Python Binet: Slower, but handles arbitrarily large numbers</text:p>
      <text:p text:style-name="P1"><text:s text:c="4"/>Iterative: Slowest, but easiest to understand</text:p>
      <text:p text:style-name="P1"/>
      <text:p text:style-name="P1"/>
      <text:p text:style-name="P1">$ cd /home/mike/code/play &amp;&amp; source .venv/bin/activate &amp;&amp; python testing_time_fib.py -n 100</text:p>
      <text:p text:style-name="P1"/>
      <text:p text:style-name="P1">=================================================<text:span text:style-name="T2">=</text:span></text:p>
      <text:p text:style-name="P1">Computing F(100)</text:p>
      <text:p text:style-name="P1">==================================================</text:p>
      <text:p text:style-name="P1"/>
      <text:p text:style-name="P1">Result: F(100) = 354224848179261915075</text:p>
      <text:p text:style-name="P1"/>
      <text:p text:style-name="P1">--------------------------------Timing Results:---------------------------------</text:p>
      <text:p text:style-name="P1"/>
      <text:p text:style-name="P1">C++ (fastfib): <text:s text:c="13"/>0.2199 μs <text:s/>[FASTEST]</text:p>
      <text:p text:style-name="P1">Python Binet (O(1)): <text:s text:c="6"/>17.5800 μs</text:p>
      <text:p text:style-name="P1">Iterative (O(n)): <text:s text:c="10"/>2.7354 μs</text:p>
      <text:p text:style-name="P1"/>
      <text:p text:style-name="P1">------------------------------Speedup Comparisons:------------------------------</text:p>
      <text:p text:style-name="P1"/>
      <text:p text:style-name="P1">C++ vs Python Binet: <text:s text:c="2"/>79.9x faster</text:p>
      <text:p text:style-name="P1">C++ vs Iterative: <text:s text:c="7"/>12x faster</text:p>
      <text:p text:style-name="P1">Python Binet vs Iter: <text:s text:c="2"/>0.2x faster</text:p>
      <text:p text:style-name="P1"/>
      <text:p text:style-name="P1">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nispace" svg:font-family="Unispace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5T09:32:53.892000000</meta:creation-date>
    <dc:date>2025-11-05T09:43:52.167000000</dc:date>
    <meta:editing-duration>PT46S</meta:editing-duration>
    <meta:editing-cycles>1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61" meta:word-count="465" meta:character-count="3797" meta:non-whitespace-character-count="2927"/>
  </office:meta>
</office:document-meta>
</file>